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ngDetails.getMock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is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getInvocation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ngDetails.get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DefaultMockingDetails( Object toIn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get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print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ngDetails.mock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ngDetails.is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getMockCreation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.assertGoodM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